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MERO MAMANI, LISSETH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0539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RGUEDAS LOZANO, BRUCE RENNY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833675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3/11/2021</text:p>
          </table:table-cell>
          <table:table-cell table:style-name="Tabla2.A2" office:value-type="string">
            <text:p text:style-name="P7">41606916</text:p>
          </table:table-cell>
          <table:table-cell table:style-name="Tabla2.A2" office:value-type="string">
            <text:p text:style-name="P7">84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8:14:5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